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29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1.5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5pt solid #000000" fo:border-left="1.5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Range1">
      <style:map style:condition="cell-content()=0" style:apply-style-name="Range0" style:base-cell-address="'die1-summary'.B2"/>
      <style:map style:condition="cell-content()=1" style:apply-style-name="Range1" style:base-cell-address="'die1-summary'.B2"/>
      <style:map style:condition="cell-content()=2" style:apply-style-name="Range2" style:base-cell-address="'die1-summary'.B2"/>
      <style:map style:condition="cell-content()=3" style:apply-style-name="Range3" style:base-cell-address="'die1-summary'.B2"/>
      <style:map style:condition="cell-content()=4" style:apply-style-name="Range4" style:base-cell-address="'die1-summary'.B2"/>
      <style:map style:condition="cell-content()=5" style:apply-style-name="Range5" style:base-cell-address="'die1-summary'.B2"/>
      <style:map style:condition="cell-content()=6" style:apply-style-name="Range6" style:base-cell-address="'die1-summary'.B2"/>
    </style:style>
    <style:style style:name="ce9" style:family="table-cell" style:parent-style-name="Default">
      <style:map style:condition="cell-content()=0" style:apply-style-name="Range0" style:base-cell-address="'die1-summary'.B2"/>
      <style:map style:condition="cell-content()=1" style:apply-style-name="Range1" style:base-cell-address="'die1-summary'.B2"/>
      <style:map style:condition="cell-content()=2" style:apply-style-name="Range2" style:base-cell-address="'die1-summary'.B2"/>
      <style:map style:condition="cell-content()=3" style:apply-style-name="Range3" style:base-cell-address="'die1-summary'.B2"/>
      <style:map style:condition="cell-content()=4" style:apply-style-name="Range4" style:base-cell-address="'die1-summary'.B2"/>
      <style:map style:condition="cell-content()=5" style:apply-style-name="Range5" style:base-cell-address="'die1-summary'.B2"/>
      <style:map style:condition="cell-content()=6" style:apply-style-name="Range6" style:base-cell-address="'die1-summary'.B2"/>
    </style:style>
  </office:automatic-styles>
  <office:body>
    <office:spreadsheet>
      <table:calculation-settings table:automatic-find-labels="false" table:use-regular-expressions="false" table:use-wildcards="true"/>
      <table:table table:name="die1-summary" table:style-name="ta1">
        <table:table-column table:style-name="co1" table:default-cell-style-name="ce2"/>
        <table:table-column table:style-name="co2" table:number-columns-repeated="20" table:default-cell-style-name="ce4"/>
        <table:table-column table:style-name="co2" table:number-columns-repeated="15" table:default-cell-style-name="ce9"/>
        <table:table-column table:style-name="co3" table:number-columns-repeated="28" table:default-cell-style-name="Default"/>
        <table:table-row table:style-name="ro1">
          <table:table-cell table:style-name="ce1"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7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5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15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4" calcext:value-type="float">
            <text:p>4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5" office:value-type="float" office:value="4" calcext:value-type="float">
            <text:p>4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13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18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11" office:value-type="float" office:value="5" calcext:value-type="float">
            <text:p>5</text:p>
          </table:table-cell>
          <table:table-cell table:number-columns-repeated="18" office:value-type="float" office:value="6" calcext:value-type="float">
            <text:p>6</text:p>
          </table:table-cell>
          <table:table-cell table:number-columns-repeated="28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19" office:value-type="float" office:value="6" calcext:value-type="float">
            <text:p>6</text:p>
          </table:table-cell>
          <table:table-cell table:number-columns-repeated="28"/>
        </table:table-row>
        <calcext:conditional-formats>
          <calcext:conditional-format calcext:target-range-address="'die1-summary'.B2:'die1-summary'.AJ42">
            <calcext:condition calcext:apply-style-name="Range0" calcext:value="=0" calcext:base-cell-address="'die1-summary'.B2"/>
            <calcext:condition calcext:apply-style-name="Range1" calcext:value="=1" calcext:base-cell-address="'die1-summary'.B2"/>
            <calcext:condition calcext:apply-style-name="Range2" calcext:value="=2" calcext:base-cell-address="'die1-summary'.B2"/>
            <calcext:condition calcext:apply-style-name="Range3" calcext:value="=3" calcext:base-cell-address="'die1-summary'.B2"/>
            <calcext:condition calcext:apply-style-name="Range4" calcext:value="=4" calcext:base-cell-address="'die1-summary'.B2"/>
            <calcext:condition calcext:apply-style-name="Range5" calcext:value="=5" calcext:base-cell-address="'die1-summary'.B2"/>
            <calcext:condition calcext:apply-style-name="Range6" calcext:value="=6" calcext:base-cell-address="'die1-summary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ange0" style:family="table-cell" style:parent-style-name="Default">
      <style:table-cell-properties fo:background-color="#1a9850"/>
    </style:style>
    <style:style style:name="Range6" style:family="table-cell" style:parent-style-name="Default">
      <style:table-cell-properties fo:background-color="#d73027"/>
    </style:style>
    <style:style style:name="Range3" style:family="table-cell" style:parent-style-name="Default">
      <style:table-cell-properties fo:background-color="#ffffbf"/>
    </style:style>
    <style:style style:name="Range1" style:family="table-cell" style:parent-style-name="Default">
      <style:table-cell-properties fo:background-color="#91cf60"/>
    </style:style>
    <style:style style:name="Range2" style:family="table-cell" style:parent-style-name="Default">
      <style:table-cell-properties fo:background-color="#d9ef8b"/>
    </style:style>
    <style:style style:name="Range4" style:family="table-cell" style:parent-style-name="Default">
      <style:table-cell-properties fo:background-color="#fee08b"/>
    </style:style>
    <style:style style:name="Range5" style:family="table-cell" style:parent-style-name="Default">
      <style:table-cell-properties fo:background-color="#fc8d5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20:04:49.279892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01-10T20:46:55.219301762</dc:date>
    <meta:editing-duration>PT14H4M48S</meta:editing-duration>
    <meta:editing-cycles>9</meta:editing-cycles>
    <meta:document-statistic meta:table-count="1" meta:cell-count="1512" meta:object-count="0"/>
  </office:meta>
</office:document-meta>
</file>